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5.783cm" fo:min-width="0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1.337cm" fo:min-width="0.77cm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" style:family="graphic" style:parent-style-name="standard">
      <style:graphic-properties svg:stroke-color="#000000" draw:fill-color="#8e86ae" draw:textarea-horizontal-align="justify" draw:textarea-vertical-align="middle" draw:auto-grow-height="false" fo:min-height="3.56cm" fo:min-width="11.248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8e86ae"/>
      <style:paragraph-properties fo:text-align="center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6.033cm" svg:x="25.13cm" svg:y="3.82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33cm" svg:height="1.905cm" svg:x="3.222cm" svg:y="10.842cm">
          <draw:text-box>
            <text:p><text:span text:style-name="T1">Pop out </text:span></text:p>
          </draw:text-box>
        </draw:frame>
        <draw:frame draw:style-name="gr4" draw:text-style-name="P4" draw:layer="layout" svg:width="5.397cm" svg:height="1.199cm" draw:transform="rotate (1.5707963267949) translate (25.447cm 8.937cm)">
          <draw:text-box>
            <text:p><text:span text:style-name="T2">Social Media Links</text:span></text:p>
          </draw:text-box>
        </draw:frame>
        <draw:line draw:style-name="gr5" draw:text-style-name="P5" draw:layer="layout" svg:x1="30.488cm" svg:y1="0cm" svg:x2="27.313cm" svg:y2="0cm">
          <text:p/>
        </draw:line>
        <draw:custom-shape draw:style-name="gr6" draw:text-style-name="P2" draw:layer="layout" svg:width="1.27cm" svg:height="1.587cm" draw:transform="rotate (-1.5707963267949) translate (26.4cm 1.317cm)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23cm" svg:height="0.953cm" svg:x="25.129cm" svg:y="0.364cm">
          <draw:text-box>
            <text:p><text:span text:style-name="T2">Resume</text:span></text:p>
          </draw:text-box>
        </draw:frame>
        <draw:line draw:style-name="gr5" draw:text-style-name="P5" draw:layer="layout" svg:x1="26.082cm" svg:y1="1cm" svg:x2="25.447cm" svg:y2="1.952cm">
          <text:p/>
        </draw:line>
        <draw:frame draw:style-name="gr8" draw:text-style-name="P6" draw:layer="layout" svg:width="3.493cm" svg:height="1.27cm" svg:x="8.62cm" svg:y="6.397cm">
          <draw:text-box>
            <text:p>About me</text:p>
          </draw:text-box>
        </draw:frame>
        <draw:custom-shape draw:style-name="gr9" draw:text-style-name="P7" draw:layer="layout" svg:width="11.748cm" svg:height="3.81cm" svg:x="15.192cm" svg:y="15.28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493cm" svg:height="1.27cm" svg:x="20.05cm" svg:y="16.557cm">
          <draw:text-box>
            <text:p>Projects</text:p>
          </draw:text-box>
        </draw:frame>
        <draw:custom-shape draw:style-name="gr9" draw:text-style-name="P7" draw:layer="layout" svg:width="11.748cm" svg:height="3.81cm" svg:x="0.999cm" svg:y="12.11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716cm" svg:height="1.673cm" draw:transform="rotate (0.00942477796076938) translate (3.222cm 13.297cm)">
          <draw:text-box>
            <text:p><text:span text:style-name="T3">Relevant Skills</text:span></text:p>
          </draw:text-box>
        </draw:frame>
        <draw:frame draw:style-name="gr11" draw:text-style-name="P9" draw:layer="layout" svg:width="8.592cm" svg:height="1.517cm" draw:transform="rotate (-0.00820304748437397) translate (8.918cm 0cm)">
          <draw:text-box>
            <text:p><text:span text:style-name="T4">Tablet/Computer</text:span></text:p>
          </draw:text-box>
        </draw:frame>
        <draw:line draw:style-name="gr12" draw:text-style-name="P1" draw:layer="layout" svg:x1="1.635cm" svg:y1="11.795cm" svg:x2="8.62cm" svg:y2="11.795cm">
          <text:p/>
        </draw:line>
        <draw:frame draw:style-name="gr3" draw:text-style-name="P3" draw:layer="layout" svg:width="6.033cm" svg:height="1.905cm" svg:x="20.049cm" svg:y="13.382cm">
          <draw:text-box>
            <text:p><text:span text:style-name="T1">Pop out </text:span></text:p>
          </draw:text-box>
        </draw:frame>
        <draw:line draw:style-name="gr12" draw:text-style-name="P1" draw:layer="layout" svg:x1="18.462cm" svg:y1="14.335cm" svg:x2="25.447cm" svg:y2="14.33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5T09:12:22.732000000</meta:creation-date>
    <dc:date>2022-01-25T09:30:20.334000000</dc:date>
    <meta:editing-duration>PT10M54S</meta:editing-duration>
    <meta:editing-cycles>3</meta:editing-cycles>
    <meta:generator>LibreOffice/7.1.4.2$Windows_X86_64 LibreOffice_project/a529a4fab45b75fefc5b6226684193eb000654f6</meta:generator>
    <meta:document-statistic meta:object-count="17"/>
  </office:meta>
</office:document-meta>
</file>